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381cm" draw:marker-end="Arrow_20_concave" draw:marker-end-width="0.381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6666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102cm" svg:stroke-color="#808080" draw:marker-start-width="0.352cm" draw:marker-end="Arrow_20_concave" draw:marker-end-width="0.452cm" draw:fill="solid" draw:fill-color="#c5000b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1cm" svg:y="0.3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1cm" svg:y="0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.54cm" svg:height="2.54cm" svg:x="0.741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.81cm" svg:height="0.635cm" svg:x="5.316cm" svg:y="4.4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.011cm" svg:y1="3.626cm" svg:x2="5.316cm" svg:y2="4.778cm" draw:start-shape="id1" draw:start-glue-point="8" draw:end-shape="id2" draw:end-glue-point="3" svg:d="m2011 3626c0 768 1101 1152 3305 1152">
          <text:p/>
        </draw:connector>
        <draw:custom-shape draw:style-name="gr5" draw:text-style-name="P1" draw:id="id4" draw:layer="layout" svg:width="1.27cm" svg:height="1.27cm" svg:x="18.926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1.27cm" svg:height="1.27cm" svg:x="5.251cm" svg:y="1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82cm" svg:height="1.195cm" svg:x="1.181cm" svg:y="1.786cm">
          <draw:text-box>
            <text:p><text:span text:style-name="T1">C1</text:span></text:p>
          </draw:text-box>
        </draw:frame>
        <draw:frame draw:style-name="gr6" draw:text-style-name="P2" draw:layer="layout" svg:width="1.582cm" svg:height="1.195cm" svg:x="3.581cm" svg:y="10.487cm">
          <draw:text-box>
            <text:p><text:span text:style-name="T1">C2</text:span></text:p>
          </draw:text-box>
        </draw:frame>
        <draw:frame draw:style-name="gr6" draw:text-style-name="P2" draw:layer="layout" svg:width="1.582cm" svg:height="1.195cm" svg:x="20.191cm" svg:y="6.031cm">
          <draw:text-box>
            <text:p><text:span text:style-name="T1">C3</text:span></text:p>
          </draw:text-box>
        </draw:frame>
        <draw:frame draw:style-name="gr6" draw:text-style-name="P2" draw:layer="layout" svg:width="6.429cm" svg:height="1.195cm" svg:x="6.181cm" svg:y="12.488cm">
          <draw:text-box>
            <text:p><text:span text:style-name="T1">Logical node 1</text:span></text:p>
          </draw:text-box>
        </draw:frame>
        <draw:frame draw:style-name="gr6" draw:text-style-name="P2" draw:layer="layout" svg:width="6.429cm" svg:height="1.195cm" svg:x="17.711cm" svg:y="7.911cm">
          <draw:text-box>
            <text:p><text:span text:style-name="T1">Logical node 2</text:span></text:p>
          </draw:text-box>
        </draw:frame>
        <draw:frame draw:style-name="gr6" draw:text-style-name="P2" draw:layer="layout" svg:width="2.335cm" svg:height="1.195cm" svg:x="5.882cm" svg:y="3.189cm">
          <draw:text-box>
            <text:p><text:span text:style-name="T1">Data</text:span></text:p>
          </draw:text-box>
        </draw:frame>
        <draw:connector draw:style-name="gr7" draw:text-style-name="P1" draw:layer="layout" draw:type="curve" svg:x1="7.221cm" svg:y1="5.096cm" svg:x2="6.521cm" svg:y2="11.011cm" draw:start-shape="id2" draw:start-glue-point="2" draw:end-shape="id3" draw:end-glue-point="10" svg:d="m7221 5096c0 3944-233 5915-700 5915">
          <text:p/>
        </draw:connector>
        <draw:connector draw:style-name="gr7" draw:text-style-name="P1" draw:layer="layout" draw:type="curve" svg:x1="9.126cm" svg:y1="4.778cm" svg:x2="19.561cm" svg:y2="5.931cm" draw:start-shape="id2" draw:start-glue-point="1" draw:end-shape="id4" draw:end-glue-point="4" svg:d="m9126 4778c6957 0 10435 384 10435 1153">
          <text:p/>
        </draw:connector>
        <draw:frame draw:style-name="gr6" draw:text-style-name="P2" draw:layer="layout" svg:width="3.419cm" svg:height="1.195cm" svg:x="0.883cm" svg:y="4.89cm">
          <draw:text-box>
            <text:p><text:span text:style-name="T1">Po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65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35:43</dc:date>
    <dc:creator>Pritish Jetley</dc:creator>
    <meta:editing-duration>PT00H08M09S</meta:editing-duration>
    <meta:editing-cycles>2</meta:editing-cycles>
    <meta:generator>OpenOffice.org/3.2$Linux OpenOffice.org_project/320m12$Build-9483</meta:generator>
    <meta:document-statistic meta:object-count="16"/>
  </office:meta>
</office:document-meta>
</file>